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left" draw:textarea-vertical-align="top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top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25cm" svg:stroke-color="#000000" draw:marker-start-width="0.237cm" draw:marker-end-width="0.237cm" draw:fill="solid" draw:fill-color="#eeeeee" draw:textarea-horizontal-align="justify" draw:textarea-vertical-align="middle" draw:auto-grow-height="false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svg:stroke-color="#000000" draw:marker-start-width="0.237cm" draw:marker-end-width="0.237cm" draw:fill="solid" draw:fill-color="#eeeeee" draw:textarea-horizontal-align="justify" draw:textarea-vertical-align="top" draw:auto-grow-height="false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svg:stroke-color="#000000" draw:marker-start-width="0.237cm" draw:marker-end-width="0.237cm" draw:fill="solid" draw:fill-color="#cccccc" draw:textarea-horizontal-align="justify" draw:textarea-vertical-align="middle" draw:auto-grow-height="false" fo:padding-top="0.137cm" fo:padding-bottom="0.137cm" fo:padding-left="0.262cm" fo:padding-right="0.262cm"/>
    </style:style>
    <style:style style:name="gr6" style:family="graphic" style:parent-style-name="standard">
      <style:graphic-properties svg:stroke-width="0.025cm" svg:stroke-color="#000000" draw:marker-start-width="0.237cm" draw:marker-end-width="0.237cm" draw:fill="solid" draw:fill-color="#cccccc" draw:textarea-horizontal-align="justify" draw:textarea-vertical-align="middle" draw:auto-grow-height="false" fo:padding-top="0.137cm" fo:padding-bottom="0.137cm" fo:padding-left="0.262cm" fo:padding-right="0.262cm"/>
    </style:style>
    <style:style style:name="gr7" style:family="graphic" style:parent-style-name="standard">
      <style:graphic-properties svg:stroke-width="0.025cm" svg:stroke-color="#000000" draw:marker-start-width="0.237cm" draw:marker-end="Arrow" draw:marker-end-width="0.237cm" draw:fill="solid" draw:fill-color="#eeeeee" draw:textarea-vertical-align="middle" fo:padding-top="0.137cm" fo:padding-bottom="0.137cm" fo:padding-left="0.262cm" fo:padding-right="0.262cm"/>
    </style:style>
    <style:style style:name="gr8" style:family="graphic" style:parent-style-name="standard">
      <style:graphic-properties svg:stroke-width="0.025cm" svg:stroke-color="#000000" draw:marker-start-width="0.237cm" draw:marker-end-width="0.237cm" draw:fill="solid" draw:fill-color="#dddddd" draw:textarea-horizontal-align="justify" draw:textarea-vertical-align="middle" draw:auto-grow-height="false" fo:padding-top="0.137cm" fo:padding-bottom="0.137cm" fo:padding-left="0.262cm" fo:padding-right="0.262cm"/>
    </style:style>
    <style:style style:name="gr9" style:family="graphic" style:parent-style-name="objectwithoutfill">
      <style:graphic-properties svg:stroke-width="0.025cm" svg:stroke-color="#000000" draw:marker-start-width="0.237cm" draw:marker-end="Arrow" draw:marker-end-width="0.24cm" draw:fill="none" draw:fill-color="#eeeeee" draw:textarea-vertical-align="middle" fo:padding-top="0.137cm" fo:padding-bottom="0.137cm" fo:padding-left="0.262cm" fo:padding-right="0.262cm"/>
    </style:style>
    <style:style style:name="gr10" style:family="graphic" style:parent-style-name="standard">
      <style:graphic-properties svg:stroke-width="0.025cm" svg:stroke-color="#000000" draw:marker-start-width="0.237cm" draw:marker-end-width="0.237cm" draw:fill="solid" draw:fill-color="#eeeeee" draw:textarea-horizontal-align="justify" draw:textarea-vertical-align="middle" draw:auto-grow-height="false" fo:padding-top="0.137cm" fo:padding-bottom="0.137cm" fo:padding-left="0.262cm" fo:padding-right="0.26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7.211cm" svg:height="4.318cm" svg:x="0.381cm" svg:y="9.125cm">
          <text:p text:style-name="P1"/>
          <draw:enhanced-geometry svg:viewBox="0 0 21600 21600" draw:text-areas="0 ?f0 ?f5 ?f2" draw:mirror-horizontal="false" draw:mirror-vertical="false" draw:type="right-arrow" draw:modifiers="19980.2228029157 2150.4978004167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29.591cm" svg:height="7.747cm" svg:x="1.143cm" svg:y="0.508cm">
          <text:p text:style-name="P1">HDF5 mesh file</text:p>
          <draw:enhanced-geometry svg:viewBox="0 0 21600 21600" draw:path-stretchpoint-x="10800" draw:path-stretchpoint-y="10800" draw:text-areas="?f3 ?f4 ?f5 ?f6" draw:type="round-rectangle" draw:modifiers="1190.3975219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" draw:id="id1" draw:layer="layout" svg:width="2.794cm" svg:height="1.905cm" svg:x="6.142cm" svg:y="2.032cm">
          <text:p text:style-name="P1">global</text:p>
          <text:p text:style-name="P1">attributes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3.048cm" svg:height="1.143cm" svg:x="2.198cm" svg:y="2.013cm">
          <text:p text:style-name="P1">BCNam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5" draw:id="id5" draw:layer="layout" svg:width="3.048cm" svg:height="1.143cm" svg:x="2.198cm" svg:y="3.41cm">
          <text:p text:style-name="P1">BCTyp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175cm" svg:height="6.35cm" svg:x="14.571cm" svg:y="1.524cm">
          <text:p text:style-name="P1">ElemInfo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175cm" svg:height="6.35cm" svg:x="27.143cm" svg:y="1.524cm">
          <text:p text:style-name="P1">SideInfo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81cm" svg:height="6.35cm" svg:x="22.498cm" svg:y="1.46cm">
          <text:p text:style-name="P1">NodeCoords</text:p>
          <draw:enhanced-geometry svg:viewBox="0 0 21600 21600" draw:type="rectangle" draw:enhanced-path="M 0 0 L 21600 0 21600 21600 0 21600 0 0 Z N"/>
        </draw:custom-shape>
        <draw:g xml:id="id37" draw:id="id37">
          <draw:custom-shape draw:style-name="gr5" draw:text-style-name="P1" draw:layer="layout" svg:width="2.921cm" svg:height="0.173cm" svg:x="27.27cm" svg:y="2.42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921cm" svg:height="0.173cm" svg:x="27.27cm" svg:y="2.62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921cm" svg:height="0.173cm" svg:x="27.27cm" svg:y="2.82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921cm" svg:height="0.173cm" svg:x="27.27cm" svg:y="3.02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921cm" svg:height="0.173cm" svg:x="27.27cm" svg:y="3.22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921cm" svg:height="0.173cm" svg:x="27.27cm" svg:y="3.42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921cm" svg:height="0.173cm" svg:x="27.27cm" svg:y="3.62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921cm" svg:height="0.173cm" svg:x="27.27cm" svg:y="3.82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921cm" svg:height="0.173cm" svg:x="27.27cm" svg:y="4.02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921cm" svg:height="0.173cm" svg:x="27.27cm" svg:y="4.223cm">
            <text:p/>
            <draw:enhanced-geometry svg:viewBox="0 0 21600 21600" draw:type="rectangle" draw:enhanced-path="M 0 0 L 21600 0 21600 21600 0 21600 0 0 Z N"/>
          </draw:custom-shape>
        </draw:g>
        <draw:g xml:id="id16" draw:id="id16">
          <draw:custom-shape draw:style-name="gr6" draw:text-style-name="P2" draw:layer="layout" svg:width="2.921cm" svg:height="0.56cm" svg:x="14.698cm" svg:y="2.44cm">
            <text:p text:style-name="P2">elem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draw:layer="layout" svg:width="2.921cm" svg:height="0.591cm" svg:x="14.698cm" svg:y="3.015cm">
            <text:p text:style-name="P2">elem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draw:layer="layout" svg:width="2.921cm" svg:height="0.559cm" svg:x="14.698cm" svg:y="3.623cm">
            <text:p text:style-name="P2">elem3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8" draw:id="id18">
          <draw:custom-shape draw:style-name="gr6" draw:text-style-name="P2" draw:layer="layout" svg:width="2.921cm" svg:height="0.591cm" svg:x="14.698cm" svg:y="4.398cm">
            <text:p text:style-name="P2">elem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draw:layer="layout" svg:width="2.921cm" svg:height="0.56cm" svg:x="14.698cm" svg:y="5.005cm">
            <text:p text:style-name="P2">elem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draw:layer="layout" svg:width="2.921cm" svg:height="0.592cm" svg:x="14.698cm" svg:y="5.58cm">
            <text:p text:style-name="P2">elem6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39" draw:id="id39">
          <draw:custom-shape draw:style-name="gr5" draw:text-style-name="P1" draw:layer="layout" svg:width="2.921cm" svg:height="0.173cm" svg:x="27.27cm" svg:y="4.62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921cm" svg:height="0.173cm" svg:x="27.27cm" svg:y="4.82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921cm" svg:height="0.173cm" svg:x="27.27cm" svg:y="5.02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921cm" svg:height="0.173cm" svg:x="27.27cm" svg:y="5.22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921cm" svg:height="0.173cm" svg:x="27.27cm" svg:y="5.42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921cm" svg:height="0.173cm" svg:x="27.27cm" svg:y="5.62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921cm" svg:height="0.173cm" svg:x="27.27cm" svg:y="5.76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921cm" svg:height="0.173cm" svg:x="27.27cm" svg:y="5.966cm">
            <text:p/>
            <draw:enhanced-geometry svg:viewBox="0 0 21600 21600" draw:type="rectangle" draw:enhanced-path="M 0 0 L 21600 0 21600 21600 0 21600 0 0 Z N"/>
          </draw:custom-shape>
        </draw:g>
        <draw:g xml:id="id31" draw:id="id31">
          <draw:custom-shape draw:style-name="gr5" draw:text-style-name="P1" draw:layer="layout" svg:width="2.921cm" svg:height="0.109cm" svg:x="22.943cm" svg:y="2.39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921cm" svg:height="0.107cm" svg:x="22.943cm" svg:y="2.51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921cm" svg:height="0.109cm" svg:x="22.943cm" svg:y="2.63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921cm" svg:height="0.109cm" svg:x="22.943cm" svg:y="2.75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921cm" svg:height="0.108cm" svg:x="22.943cm" svg:y="2.87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921cm" svg:height="0.108cm" svg:x="22.943cm" svg:y="2.99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921cm" svg:height="0.109cm" svg:x="22.943cm" svg:y="3.1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921cm" svg:height="0.109cm" svg:x="22.943cm" svg:y="3.24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921cm" svg:height="0.107cm" svg:x="22.943cm" svg:y="3.36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921cm" svg:height="0.109cm" svg:x="22.943cm" svg:y="3.48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921cm" svg:height="0.109cm" svg:x="22.943cm" svg:y="3.60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921cm" svg:height="0.108cm" svg:x="22.943cm" svg:y="3.72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921cm" svg:height="0.108cm" svg:x="22.943cm" svg:y="3.84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921cm" svg:height="0.109cm" svg:x="22.943cm" svg:y="3.96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921cm" svg:height="0.11cm" svg:x="22.943cm" svg:y="4.08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921cm" svg:height="0.109cm" svg:x="22.943cm" svg:y="4.21cm">
            <text:p/>
            <draw:enhanced-geometry svg:viewBox="0 0 21600 21600" draw:type="rectangle" draw:enhanced-path="M 0 0 L 21600 0 21600 21600 0 21600 0 0 Z N"/>
          </draw:custom-shape>
        </draw:g>
        <draw:g xml:id="id35" draw:id="id35">
          <draw:custom-shape draw:style-name="gr5" draw:text-style-name="P1" draw:layer="layout" svg:width="2.921cm" svg:height="0.111cm" svg:x="22.943cm" svg:y="4.53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921cm" svg:height="0.111cm" svg:x="22.943cm" svg:y="4.65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921cm" svg:height="0.11cm" svg:x="22.943cm" svg:y="4.77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921cm" svg:height="0.11cm" svg:x="22.943cm" svg:y="4.89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921cm" svg:height="0.111cm" svg:x="22.943cm" svg:y="5.01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921cm" svg:height="0.111cm" svg:x="22.943cm" svg:y="5.13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921cm" svg:height="0.109cm" svg:x="22.943cm" svg:y="5.2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921cm" svg:height="0.109cm" svg:x="22.943cm" svg:y="5.3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921cm" svg:height="0.109cm" svg:x="22.943cm" svg:y="5.50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921cm" svg:height="0.108cm" svg:x="22.943cm" svg:y="5.62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921cm" svg:height="0.108cm" svg:x="22.943cm" svg:y="5.74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921cm" svg:height="0.109cm" svg:x="22.943cm" svg:y="5.86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921cm" svg:height="0.109cm" svg:x="22.943cm" svg:y="5.98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921cm" svg:height="0.107cm" svg:x="22.943cm" svg:y="6.109cm">
            <text:p/>
            <draw:enhanced-geometry svg:viewBox="0 0 21600 21600" draw:type="rectangle" draw:enhanced-path="M 0 0 L 21600 0 21600 21600 0 21600 0 0 Z N"/>
          </draw:custom-shape>
        </draw:g>
        <draw:custom-shape draw:style-name="gr1" draw:text-style-name="P1" draw:layer="layout" svg:width="37.211cm" svg:height="4.318cm" svg:x="0.381cm" svg:y="13.57cm">
          <text:p text:style-name="P1"/>
          <draw:enhanced-geometry svg:viewBox="0 0 21600 21600" draw:text-areas="0 ?f0 ?f5 ?f2" draw:type="right-arrow" draw:modifiers="19980.2228029157 2150.4978004167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37.211cm" svg:height="4.318cm" svg:x="0.381cm" svg:y="18.015cm">
          <text:p text:style-name="P1"/>
          <draw:enhanced-geometry svg:viewBox="0 0 21600 21600" draw:text-areas="0 ?f0 ?f5 ?f2" draw:mirror-horizontal="false" draw:mirror-vertical="false" draw:type="right-arrow" draw:modifiers="19980.2228029157 2150.4978004167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xml:id="id2" draw:id="id2" draw:layer="layout" svg:width="2.794cm" svg:height="1.905cm" svg:x="6.142cm" svg:y="10.332cm">
          <text:p text:style-name="P1">global</text:p>
          <text:p text:style-name="P1">attributes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1" xml:id="id4" draw:id="id4" draw:layer="layout" svg:width="3.048cm" svg:height="1.143cm" svg:x="2.198cm" svg:y="10.014cm">
            <text:p text:style-name="P1">BCName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xml:id="id6" draw:id="id6" draw:layer="layout" svg:width="3.048cm" svg:height="1.143cm" svg:x="2.198cm" svg:y="11.411cm">
            <text:p text:style-name="P1">BCTypes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7" draw:text-style-name="P1" draw:layer="layout" svg:x1="6.142cm" svg:y1="2.984cm" svg:x2="6.142cm" svg:y2="11.284cm" draw:start-shape="id1" draw:start-glue-point="3" draw:end-shape="id2" draw:end-glue-point="3" svg:d="M6142 2984h-513v8300h513" svg:viewBox="0 0 514 8301">
          <text:p/>
        </draw:connector>
        <draw:custom-shape draw:style-name="gr3" draw:text-style-name="P1" xml:id="id11" draw:id="id11" draw:layer="layout" svg:width="2.794cm" svg:height="1.905cm" svg:x="6.142cm" svg:y="14.777cm">
          <text:p text:style-name="P1">global</text:p>
          <text:p text:style-name="P1">attributes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" draw:text-style-name="P1" xml:id="id7" draw:id="id7" draw:layer="layout" svg:width="3.048cm" svg:height="1.143cm" svg:x="2.198cm" svg:y="14.459cm">
            <text:p text:style-name="P1">BCName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xml:id="id8" draw:id="id8" draw:layer="layout" svg:width="3.048cm" svg:height="1.143cm" svg:x="2.198cm" svg:y="15.856cm">
            <text:p text:style-name="P1">BCTypes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" draw:text-style-name="P1" xml:id="id12" draw:id="id12" draw:layer="layout" svg:width="2.794cm" svg:height="1.905cm" svg:x="6.142cm" svg:y="19.222cm">
          <text:p text:style-name="P1">global</text:p>
          <text:p text:style-name="P1">attributes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" draw:text-style-name="P1" xml:id="id9" draw:id="id9" draw:layer="layout" svg:width="3.048cm" svg:height="1.143cm" svg:x="2.198cm" svg:y="18.904cm">
            <text:p text:style-name="P1">BCName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xml:id="id10" draw:id="id10" draw:layer="layout" svg:width="3.048cm" svg:height="1.143cm" svg:x="2.198cm" svg:y="20.301cm">
            <text:p text:style-name="P1">BCTypes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7" draw:text-style-name="P1" draw:layer="layout" svg:x1="2.198cm" svg:y1="2.584cm" svg:x2="2.198cm" svg:y2="10.585cm" draw:start-shape="id3" draw:start-glue-point="3" draw:end-shape="id4" draw:end-glue-point="3" svg:d="M2198 2584h-513v8001h513" svg:viewBox="0 0 514 8002">
          <text:p/>
        </draw:connector>
        <draw:connector draw:style-name="gr7" draw:text-style-name="P1" draw:layer="layout" svg:x1="2.198cm" svg:y1="3.981cm" svg:x2="2.198cm" svg:y2="11.982cm" draw:start-shape="id5" draw:start-glue-point="3" draw:end-shape="id6" draw:end-glue-point="3" svg:d="M2198 3981h-513v8001h513" svg:viewBox="0 0 514 8002">
          <text:p/>
        </draw:connector>
        <draw:connector draw:style-name="gr7" draw:text-style-name="P1" draw:layer="layout" svg:x1="2.198cm" svg:y1="2.584cm" svg:x2="2.198cm" svg:y2="15.03cm" draw:start-shape="id3" draw:start-glue-point="3" draw:end-shape="id7" draw:end-glue-point="3" svg:d="M2198 2584h-513v12446h513" svg:viewBox="0 0 514 12447">
          <text:p/>
        </draw:connector>
        <draw:connector draw:style-name="gr7" draw:text-style-name="P1" draw:layer="layout" svg:x1="2.198cm" svg:y1="3.981cm" svg:x2="2.198cm" svg:y2="16.427cm" draw:start-shape="id5" draw:start-glue-point="3" draw:end-shape="id8" svg:d="M2198 3981h-513v12446h513" svg:viewBox="0 0 514 12447">
          <text:p/>
        </draw:connector>
        <draw:connector draw:style-name="gr7" draw:text-style-name="P1" draw:layer="layout" svg:x1="2.198cm" svg:y1="2.584cm" svg:x2="2.198cm" svg:y2="19.475cm" draw:start-shape="id3" draw:start-glue-point="3" draw:end-shape="id9" draw:end-glue-point="3" svg:d="M2198 2584h-513v16891h513" svg:viewBox="0 0 514 16892">
          <text:p/>
        </draw:connector>
        <draw:connector draw:style-name="gr7" draw:text-style-name="P1" draw:layer="layout" svg:x1="2.198cm" svg:y1="3.981cm" svg:x2="2.198cm" svg:y2="20.872cm" draw:start-shape="id5" draw:start-glue-point="3" draw:end-shape="id10" draw:end-glue-point="3" svg:d="M2198 3981h-513v16891h513" svg:viewBox="0 0 514 16892">
          <text:p/>
        </draw:connector>
        <draw:connector draw:style-name="gr7" draw:text-style-name="P1" draw:layer="layout" svg:x1="6.142cm" svg:y1="2.984cm" svg:x2="6.142cm" svg:y2="15.729cm" draw:start-shape="id1" draw:start-glue-point="3" draw:end-shape="id11" draw:end-glue-point="3" svg:d="M6142 2984h-513v12745h513" svg:viewBox="0 0 514 12746">
          <text:p/>
        </draw:connector>
        <draw:connector draw:style-name="gr7" draw:text-style-name="P1" draw:layer="layout" svg:x1="6.142cm" svg:y1="2.984cm" svg:x2="6.142cm" svg:y2="20.174cm" draw:start-shape="id1" draw:start-glue-point="3" draw:end-shape="id12" draw:end-glue-point="3" svg:d="M6142 2984h-513v17190h513" svg:viewBox="0 0 514 17191">
          <text:p/>
        </draw:connector>
        <draw:custom-shape draw:style-name="gr8" draw:text-style-name="P1" xml:id="id13" draw:id="id13" draw:layer="layout" svg:width="3.302cm" svg:height="2.794cm" svg:x="10.098cm" svg:y="9.887cm">
          <text:p text:style-name="P1">compute</text:p>
          <text:p text:style-name="P1">nLocElems</text:p>
          <text:p text:style-name="P1">offsetElem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xml:id="id14" draw:id="id14" draw:layer="layout" svg:width="3.302cm" svg:height="2.794cm" svg:x="10.098cm" svg:y="14.332cm">
          <text:p text:style-name="P1">compute</text:p>
          <text:p text:style-name="P1">nLocElems</text:p>
          <text:p text:style-name="P1">offsetElem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xml:id="id15" draw:id="id15" draw:layer="layout" svg:width="3.302cm" svg:height="2.794cm" svg:x="10.098cm" svg:y="18.777cm">
          <text:p text:style-name="P1">compute</text:p>
          <text:p text:style-name="P1">nLocElems</text:p>
          <text:p text:style-name="P1">offsetElem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svg:x1="8.936cm" svg:y1="11.284cm" svg:x2="10.098cm" svg:y2="11.284cm" draw:start-shape="id2" draw:start-glue-point="1" draw:end-shape="id13" draw:end-glue-point="3" svg:d="M8936 11284h1162" svg:viewBox="0 0 1163 1">
          <text:p/>
        </draw:connector>
        <draw:connector draw:style-name="gr9" draw:text-style-name="P1" draw:layer="layout" svg:x1="8.936cm" svg:y1="15.729cm" svg:x2="10.098cm" svg:y2="15.729cm" draw:start-shape="id11" draw:start-glue-point="1" draw:end-shape="id14" draw:end-glue-point="3" svg:d="M8936 15729h1162" svg:viewBox="0 0 1163 1">
          <text:p/>
        </draw:connector>
        <draw:connector draw:style-name="gr9" draw:text-style-name="P1" draw:layer="layout" svg:x1="8.936cm" svg:y1="20.174cm" svg:x2="10.098cm" svg:y2="20.174cm" draw:start-shape="id12" draw:start-glue-point="1" draw:end-shape="id15" draw:end-glue-point="3" svg:d="M8936 20174h1162" svg:viewBox="0 0 1163 1">
          <text:p/>
        </draw:connector>
        <draw:g xml:id="id17" draw:id="id17">
          <draw:custom-shape draw:style-name="gr10" draw:text-style-name="P1" draw:layer="layout" svg:width="3.175cm" svg:height="2.032cm" svg:x="14.489cm" svg:y="10.2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draw:layer="layout" svg:width="2.921cm" svg:height="0.56cm" svg:x="14.616cm" svg:y="10.395cm">
            <text:p text:style-name="P2">elem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draw:layer="layout" svg:width="2.921cm" svg:height="0.591cm" svg:x="14.616cm" svg:y="10.97cm">
            <text:p text:style-name="P2">elem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draw:layer="layout" svg:width="2.921cm" svg:height="0.559cm" svg:x="14.616cm" svg:y="11.578cm">
            <text:p text:style-name="P2">elem3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9" draw:id="id19">
          <draw:custom-shape draw:style-name="gr10" draw:text-style-name="P1" draw:layer="layout" svg:width="3.175cm" svg:height="2.032cm" svg:x="14.489cm" svg:y="14.7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draw:layer="layout" svg:width="2.921cm" svg:height="0.591cm" svg:x="14.616cm" svg:y="14.874cm">
            <text:p text:style-name="P2">elem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draw:layer="layout" svg:width="2.921cm" svg:height="0.56cm" svg:x="14.616cm" svg:y="15.481cm">
            <text:p text:style-name="P2">elem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draw:layer="layout" svg:width="2.921cm" svg:height="0.592cm" svg:x="14.616cm" svg:y="16.056cm">
            <text:p text:style-name="P2">elem6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1" draw:id="id21">
          <draw:custom-shape draw:style-name="gr10" draw:text-style-name="P1" draw:layer="layout" svg:width="3.175cm" svg:height="1.397cm" svg:x="14.489cm" svg:y="19.4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draw:layer="layout" svg:width="2.921cm" svg:height="0.56cm" svg:x="14.616cm" svg:y="19.595cm">
            <text:p text:style-name="P2">elem7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draw:layer="layout" svg:width="2.921cm" svg:height="0.56cm" svg:x="14.616cm" svg:y="20.186cm">
            <text:p text:style-name="P2">elem8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38" draw:id="id38">
          <draw:custom-shape draw:style-name="gr5" draw:text-style-name="P1" draw:layer="layout" svg:width="2.921cm" svg:height="0.173cm" svg:x="27.27cm" svg:y="6.3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2.921cm" svg:height="0.173cm" svg:x="27.27cm" svg:y="6.5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2.921cm" svg:height="0.173cm" svg:x="27.27cm" svg:y="6.7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2.921cm" svg:height="0.173cm" svg:x="27.27cm" svg:y="6.9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2.921cm" svg:height="0.173cm" svg:x="27.27cm" svg:y="7.1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2.921cm" svg:height="0.173cm" svg:x="27.27cm" svg:y="7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2.921cm" svg:height="0.173cm" svg:x="27.27cm" svg:y="7.5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33" draw:id="id33">
          <draw:custom-shape draw:style-name="gr5" draw:text-style-name="P1" draw:layer="layout" svg:width="2.921cm" svg:height="0.109cm" svg:x="22.943cm" svg:y="6.4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2.921cm" svg:height="0.109cm" svg:x="22.943cm" svg:y="6.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2.921cm" svg:height="0.108cm" svg:x="22.943cm" svg:y="6.6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2.921cm" svg:height="0.108cm" svg:x="22.943cm" svg:y="6.7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2.921cm" svg:height="0.109cm" svg:x="22.943cm" svg:y="6.9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2.921cm" svg:height="0.109cm" svg:x="22.943cm" svg:y="7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2.921cm" svg:height="0.107cm" svg:x="22.943cm" svg:y="7.1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2.921cm" svg:height="0.109cm" svg:x="22.943cm" svg:y="7.2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2.921cm" svg:height="0.109cm" svg:x="22.943cm" svg:y="7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2.921cm" svg:height="0.108cm" svg:x="22.943cm" svg:y="7.5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0" draw:id="id20">
          <draw:custom-shape draw:style-name="gr6" draw:text-style-name="P2" draw:layer="layout" svg:width="2.921cm" svg:height="0.56cm" svg:x="14.698cm" svg:y="6.389cm">
            <text:p text:style-name="P2">elem7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draw:layer="layout" svg:width="2.921cm" svg:height="0.56cm" svg:x="14.698cm" svg:y="6.98cm">
            <text:p text:style-name="P2">elem8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9" draw:text-style-name="P1" draw:layer="layout" svg:x1="14.698cm" svg:y1="3.311cm" svg:x2="14.489cm" svg:y2="11.284cm" draw:start-shape="id16" draw:start-glue-point="3" draw:end-shape="id17" svg:d="M14698 3311h-723v7973h514" svg:viewBox="0 0 724 7974">
          <text:p/>
        </draw:connector>
        <draw:connector draw:style-name="gr9" draw:text-style-name="P1" draw:layer="layout" draw:line-skew="-0.098cm" svg:x1="14.698cm" svg:y1="5.285cm" svg:x2="14.489cm" svg:y2="15.729cm" draw:start-shape="id18" draw:start-glue-point="3" draw:end-shape="id19" svg:d="M14698 5285h-821v10444h612" svg:viewBox="0 0 822 10445">
          <text:p/>
        </draw:connector>
        <draw:connector draw:style-name="gr9" draw:text-style-name="P1" draw:layer="layout" draw:line-skew="-0.225cm" svg:x1="14.698cm" svg:y1="6.964cm" svg:x2="14.489cm" svg:y2="20.174cm" draw:start-shape="id20" draw:start-glue-point="3" draw:end-shape="id21" draw:end-glue-point="3" svg:d="M14698 6964h-948v13210h739" svg:viewBox="0 0 949 13211">
          <text:p/>
        </draw:connector>
        <draw:custom-shape draw:style-name="gr8" draw:text-style-name="P1" xml:id="id22" draw:id="id22" draw:layer="layout" svg:width="3.302cm" svg:height="2.794cm" svg:x="18.361cm" svg:y="9.887cm">
          <text:p text:style-name="P1">offset/size</text:p>
          <text:p text:style-name="P1">Sides</text:p>
          <text:p text:style-name="P1">Nodes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svg:x1="17.664cm" svg:y1="11.284cm" svg:x2="18.361cm" svg:y2="11.284cm" draw:start-shape="id17" draw:start-glue-point="1" draw:end-shape="id22" draw:end-glue-point="3" svg:d="M17664 11284h697" svg:viewBox="0 0 698 1">
          <text:p/>
        </draw:connector>
        <draw:custom-shape draw:style-name="gr8" draw:text-style-name="P1" xml:id="id23" draw:id="id23" draw:layer="layout" svg:width="3.302cm" svg:height="2.794cm" svg:x="18.361cm" svg:y="14.332cm">
          <text:p text:style-name="P1">offset/Size</text:p>
          <text:p text:style-name="P1">Sides</text:p>
          <text:p text:style-name="P1">Nodes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xml:id="id24" draw:id="id24" draw:layer="layout" svg:width="3.302cm" svg:height="2.794cm" svg:x="18.361cm" svg:y="18.777cm">
          <text:p text:style-name="P1">offset/Size</text:p>
          <text:p text:style-name="P1">Sides</text:p>
          <text:p text:style-name="P1">Nodes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svg:x1="17.664cm" svg:y1="15.729cm" svg:x2="18.361cm" svg:y2="15.729cm" draw:start-shape="id19" draw:start-glue-point="1" draw:end-shape="id23" draw:end-glue-point="3" svg:d="M17664 15729h697" svg:viewBox="0 0 698 1">
          <text:p/>
        </draw:connector>
        <draw:connector draw:style-name="gr9" draw:text-style-name="P1" draw:layer="layout" svg:x1="17.664cm" svg:y1="20.174cm" svg:x2="18.361cm" svg:y2="20.174cm" draw:start-shape="id21" draw:start-glue-point="1" draw:end-shape="id24" draw:end-glue-point="3" svg:d="M17664 20174h697" svg:viewBox="0 0 698 1">
          <text:p/>
        </draw:connector>
        <draw:g xml:id="id25" draw:id="id25">
          <draw:custom-shape draw:style-name="gr10" draw:text-style-name="P1" draw:layer="layout" svg:width="3.175cm" svg:height="2.286cm" svg:x="27.27cm" svg:y="10.1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5" draw:text-style-name="P1" draw:layer="layout" svg:width="2.921cm" svg:height="0.173cm" svg:x="27.397cm" svg:y="10.2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2.921cm" svg:height="0.173cm" svg:x="27.397cm" svg:y="10.4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2.921cm" svg:height="0.173cm" svg:x="27.397cm" svg:y="10.6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2.921cm" svg:height="0.173cm" svg:x="27.397cm" svg:y="10.8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2.921cm" svg:height="0.173cm" svg:x="27.397cm" svg:y="11.0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2.921cm" svg:height="0.173cm" svg:x="27.397cm" svg:y="11.2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2.921cm" svg:height="0.173cm" svg:x="27.397cm" svg:y="11.4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2.921cm" svg:height="0.173cm" svg:x="27.397cm" svg:y="11.6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2.921cm" svg:height="0.173cm" svg:x="27.397cm" svg:y="11.89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2.921cm" svg:height="0.173cm" svg:x="27.397cm" svg:y="12.09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xml:id="id27" draw:id="id27">
          <draw:custom-shape draw:style-name="gr10" draw:text-style-name="P1" draw:layer="layout" svg:width="3.175cm" svg:height="1.905cm" svg:x="27.27cm" svg:y="14.7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5" draw:text-style-name="P1" draw:layer="layout" svg:width="2.921cm" svg:height="0.173cm" svg:x="27.397cm" svg:y="14.9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2.921cm" svg:height="0.173cm" svg:x="27.397cm" svg:y="15.1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2.921cm" svg:height="0.173cm" svg:x="27.397cm" svg:y="15.3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2.921cm" svg:height="0.173cm" svg:x="27.397cm" svg:y="15.5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2.921cm" svg:height="0.173cm" svg:x="27.397cm" svg:y="15.7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2.921cm" svg:height="0.173cm" svg:x="27.397cm" svg:y="15.9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2.921cm" svg:height="0.173cm" svg:x="27.397cm" svg:y="16.1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2.921cm" svg:height="0.173cm" svg:x="27.397cm" svg:y="16.3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xml:id="id29" draw:id="id29">
          <draw:custom-shape draw:style-name="gr10" draw:text-style-name="P1" draw:layer="layout" svg:width="3.175cm" svg:height="1.651cm" svg:x="27.27cm" svg:y="19.3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5" draw:text-style-name="P1" draw:layer="layout" svg:width="2.921cm" svg:height="0.173cm" svg:x="27.397cm" svg:y="19.5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2.921cm" svg:height="0.173cm" svg:x="27.397cm" svg:y="19.7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2.921cm" svg:height="0.173cm" svg:x="27.397cm" svg:y="19.9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2.921cm" svg:height="0.173cm" svg:x="27.397cm" svg:y="20.1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2.921cm" svg:height="0.173cm" svg:x="27.397cm" svg:y="20.2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2.921cm" svg:height="0.173cm" svg:x="27.397cm" svg:y="20.4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2.921cm" svg:height="0.173cm" svg:x="27.397cm" svg:y="20.6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xml:id="id32" draw:id="id32">
          <draw:custom-shape draw:style-name="gr10" draw:text-style-name="P1" draw:layer="layout" svg:width="3.302cm" svg:height="2.159cm" svg:x="22.752cm" svg:y="10.2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5" draw:text-style-name="P1" draw:layer="layout" svg:width="2.921cm" svg:height="0.109cm" svg:x="22.943cm" svg:y="10.3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2.921cm" svg:height="0.107cm" svg:x="22.943cm" svg:y="10.44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2.921cm" svg:height="0.109cm" svg:x="22.943cm" svg:y="10.56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2.921cm" svg:height="0.109cm" svg:x="22.943cm" svg:y="10.6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2.921cm" svg:height="0.108cm" svg:x="22.943cm" svg:y="10.8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2.921cm" svg:height="0.108cm" svg:x="22.943cm" svg:y="10.92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2.921cm" svg:height="0.109cm" svg:x="22.943cm" svg:y="11.04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2.921cm" svg:height="0.109cm" svg:x="22.943cm" svg:y="11.1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2.921cm" svg:height="0.107cm" svg:x="22.943cm" svg:y="11.29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2.921cm" svg:height="0.109cm" svg:x="22.943cm" svg:y="11.4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2.921cm" svg:height="0.109cm" svg:x="22.943cm" svg:y="11.53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2.921cm" svg:height="0.108cm" svg:x="22.943cm" svg:y="11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2.921cm" svg:height="0.108cm" svg:x="22.943cm" svg:y="11.77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2.921cm" svg:height="0.109cm" svg:x="22.943cm" svg:y="11.89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2.921cm" svg:height="0.11cm" svg:x="22.943cm" svg:y="12.01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2.921cm" svg:height="0.109cm" svg:x="22.943cm" svg:y="12.1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xml:id="id36" draw:id="id36">
          <draw:custom-shape draw:style-name="gr10" draw:text-style-name="P1" draw:layer="layout" svg:width="3.302cm" svg:height="2.032cm" svg:x="22.752cm" svg:y="14.7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5" draw:text-style-name="P1" draw:layer="layout" svg:width="2.921cm" svg:height="0.111cm" svg:x="22.952cm" svg:y="14.8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2.921cm" svg:height="0.111cm" svg:x="22.952cm" svg:y="15.0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2.921cm" svg:height="0.11cm" svg:x="22.952cm" svg:y="15.1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2.921cm" svg:height="0.11cm" svg:x="22.952cm" svg:y="15.2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2.921cm" svg:height="0.111cm" svg:x="22.952cm" svg:y="15.3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2.921cm" svg:height="0.111cm" svg:x="22.952cm" svg:y="15.49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2.921cm" svg:height="0.109cm" svg:x="22.952cm" svg:y="15.61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2.921cm" svg:height="0.109cm" svg:x="22.952cm" svg:y="15.7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2.921cm" svg:height="0.109cm" svg:x="22.952cm" svg:y="15.85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2.921cm" svg:height="0.108cm" svg:x="22.952cm" svg:y="15.97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2.921cm" svg:height="0.108cm" svg:x="22.952cm" svg:y="16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2.921cm" svg:height="0.109cm" svg:x="22.952cm" svg:y="16.2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2.921cm" svg:height="0.109cm" svg:x="22.952cm" svg:y="16.34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2.921cm" svg:height="0.107cm" svg:x="22.952cm" svg:y="16.4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xml:id="id34" draw:id="id34">
          <draw:custom-shape draw:style-name="gr10" draw:text-style-name="P1" draw:layer="layout" svg:width="3.302cm" svg:height="1.397cm" svg:x="22.752cm" svg:y="19.4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5" draw:text-style-name="P1" draw:layer="layout" svg:width="2.921cm" svg:height="0.109cm" svg:x="22.952cm" svg:y="19.5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2.921cm" svg:height="0.109cm" svg:x="22.952cm" svg:y="19.6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2.921cm" svg:height="0.108cm" svg:x="22.952cm" svg:y="19.81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2.921cm" svg:height="0.108cm" svg:x="22.952cm" svg:y="19.9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2.921cm" svg:height="0.109cm" svg:x="22.952cm" svg:y="20.05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2.921cm" svg:height="0.109cm" svg:x="22.952cm" svg:y="20.1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2.921cm" svg:height="0.107cm" svg:x="22.952cm" svg:y="20.3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2.921cm" svg:height="0.109cm" svg:x="22.952cm" svg:y="20.4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2.921cm" svg:height="0.109cm" svg:x="22.952cm" svg:y="20.5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2.921cm" svg:height="0.108cm" svg:x="22.952cm" svg:y="20.6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ustom-shape draw:style-name="gr8" draw:text-style-name="P1" xml:id="id26" draw:id="id26" draw:layer="layout" svg:width="3.429cm" svg:height="2.794cm" svg:x="31.288cm" svg:y="9.887cm">
          <text:p text:style-name="P1">build</text:p>
          <text:p text:style-name="P1">element</text:p>
          <text:p text:style-name="P1">connectivity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xml:id="id30" draw:id="id30" draw:layer="layout" svg:width="3.429cm" svg:height="2.794cm" svg:x="31.288cm" svg:y="18.777cm">
          <text:p text:style-name="P1">build</text:p>
          <text:p text:style-name="P1">element</text:p>
          <text:p text:style-name="P1">connectivity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xml:id="id28" draw:id="id28" draw:layer="layout" svg:width="3.429cm" svg:height="2.794cm" svg:x="31.288cm" svg:y="14.332cm">
          <text:p text:style-name="P1">build</text:p>
          <text:p text:style-name="P1">element</text:p>
          <text:p text:style-name="P1">connectivity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svg:x1="30.445cm" svg:y1="11.284cm" svg:x2="31.288cm" svg:y2="11.284cm" draw:start-shape="id25" draw:start-glue-point="1" draw:end-shape="id26" draw:end-glue-point="3" svg:d="M30445 11284h843" svg:viewBox="0 0 844 1">
          <text:p/>
        </draw:connector>
        <draw:connector draw:style-name="gr9" draw:text-style-name="P1" draw:layer="layout" svg:x1="30.445cm" svg:y1="15.729cm" svg:x2="31.288cm" svg:y2="15.729cm" draw:start-shape="id27" draw:start-glue-point="1" draw:end-shape="id28" draw:end-glue-point="3" svg:d="M30445 15729h843" svg:viewBox="0 0 844 1">
          <text:p/>
        </draw:connector>
        <draw:connector draw:style-name="gr9" draw:text-style-name="P1" draw:layer="layout" svg:x1="30.445cm" svg:y1="20.174cm" svg:x2="31.288cm" svg:y2="20.174cm" draw:start-shape="id29" draw:start-glue-point="1" draw:end-shape="id30" draw:end-glue-point="3" svg:d="M30445 20174h843" svg:viewBox="0 0 844 1">
          <text:p/>
        </draw:connector>
        <draw:connector draw:style-name="gr9" draw:text-style-name="P1" draw:layer="layout" svg:x1="22.943cm" svg:y1="3.355cm" svg:x2="22.752cm" svg:y2="11.284cm" draw:start-shape="id31" draw:start-glue-point="3" draw:end-shape="id32" draw:end-glue-point="3" svg:d="M22943 3355h-704v7929h513" svg:viewBox="0 0 705 7930">
          <text:p/>
        </draw:connector>
        <draw:connector draw:style-name="gr9" draw:text-style-name="P1" draw:layer="layout" draw:line-skew="-0.261cm" svg:x1="22.943cm" svg:y1="7.029cm" svg:x2="22.752cm" svg:y2="20.174cm" draw:start-shape="id33" draw:start-glue-point="3" draw:end-shape="id34" draw:end-glue-point="3" svg:d="M22943 7029h-965v13145h774" svg:viewBox="0 0 966 13146">
          <text:p/>
        </draw:connector>
        <draw:connector draw:style-name="gr9" draw:text-style-name="P1" draw:layer="layout" draw:line-skew="-0.134cm" svg:x1="22.943cm" svg:y1="5.373cm" svg:x2="22.752cm" svg:y2="15.729cm" draw:start-shape="id35" draw:start-glue-point="3" draw:end-shape="id36" draw:end-glue-point="3" svg:d="M22943 5373h-838v10356h647" svg:viewBox="0 0 839 10357">
          <text:p/>
        </draw:connector>
        <draw:connector draw:style-name="gr9" draw:text-style-name="P1" draw:layer="layout" svg:x1="27.27cm" svg:y1="3.408cm" svg:x2="27.27cm" svg:y2="11.284cm" draw:start-shape="id37" draw:start-glue-point="3" draw:end-shape="id25" draw:end-glue-point="3" svg:d="M27270 3408h-514v7876h514" svg:viewBox="0 0 515 7877">
          <text:p/>
        </draw:connector>
        <draw:connector draw:style-name="gr9" draw:text-style-name="P1" draw:layer="layout" draw:line-skew="-0.26cm" svg:x1="27.27cm" svg:y1="7.038cm" svg:x2="27.27cm" svg:y2="20.174cm" draw:start-shape="id38" draw:start-glue-point="3" draw:end-shape="id29" draw:end-glue-point="3" svg:d="M27270 7038h-774v13136h774" svg:viewBox="0 0 775 13137">
          <text:p/>
        </draw:connector>
        <draw:connector draw:style-name="gr9" draw:text-style-name="P1" draw:layer="layout" draw:line-skew="-0.133cm" svg:x1="27.27cm" svg:y1="5.381cm" svg:x2="27.27cm" svg:y2="15.729cm" draw:start-shape="id39" draw:start-glue-point="3" draw:end-shape="id27" draw:end-glue-point="3" svg:d="M27270 5381h-647v10348h647" svg:viewBox="0 0 648 10349">
          <text:p/>
        </draw:connector>
        <draw:frame draw:style-name="gr11" draw:layer="layout" svg:width="2.614cm" svg:height="0.962cm" draw:transform="rotate (1.5707963267949) translate (0.435cm 12.52cm)">
          <draw:text-box>
            <text:p>rank #0</text:p>
          </draw:text-box>
        </draw:frame>
        <draw:frame draw:style-name="gr11" draw:layer="layout" svg:width="2.614cm" svg:height="0.962cm" draw:transform="rotate (1.5707963267949) translate (0.435cm 17.018cm)">
          <draw:text-box>
            <text:p>rank #1</text:p>
          </draw:text-box>
        </draw:frame>
        <draw:frame draw:style-name="gr11" draw:layer="layout" svg:width="2.614cm" svg:height="0.962cm" draw:transform="rotate (1.5707963267949) translate (0.435cm 21.41cm)">
          <draw:text-box>
            <text:p>rank #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22.8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1T14:43:01.297213898</meta:creation-date>
    <dc:date>2014-11-21T16:16:28.646892977</dc:date>
    <meta:editing-duration>PT1H32M50S</meta:editing-duration>
    <meta:editing-cycles>8</meta:editing-cycles>
    <meta:generator>LibreOffice/4.2.7.2$Linux_X86_64 LibreOffice_project/420m0$Build-2</meta:generator>
    <meta:document-statistic meta:object-count="240"/>
  </office:meta>
</office:document-meta>
</file>